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ae365" officeooo:paragraph-rsid="001ae365"/>
    </style:style>
    <style:style style:name="P3" style:family="paragraph" style:parent-style-name="Standard">
      <style:paragraph-properties fo:text-align="start" style:justify-single-word="false"/>
      <style:text-properties officeooo:rsid="001ae365" officeooo:paragraph-rsid="001ae365"/>
    </style:style>
    <style:style style:name="P4" style:family="paragraph" style:parent-style-name="Standard">
      <style:paragraph-properties fo:text-align="start" style:justify-single-word="false"/>
      <style:text-properties officeooo:rsid="001ae365" officeooo:paragraph-rsid="001c3171"/>
    </style:style>
    <style:style style:name="T1" style:family="text">
      <style:text-properties officeooo:rsid="001ae365"/>
    </style:style>
    <style:style style:name="T2" style:family="text">
      <style:text-properties officeooo:rsid="001c31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pte rendu TP 2 et TP3</text:span></text:p>
      <text:p text:style-name="P2">Morgan Fouque.</text:p>
      <text:p text:style-name="P2"/>
      <text:p text:style-name="P2"/>
      <text:p text:style-name="P3">Ayant complètement oublié de faire un compte rendu pour le TP2, je tenais à vous en parler dans ce compte rendu.</text:p>
      <text:p text:style-name="P3"/>
      <text:p text:style-name="P3">Les questions 1 , 2 et 3 sont directement implémentées dans le code qui a été push il y a 3 semaines. <text:s/>Il n'y a pas grand-chose à redire dessus, des fonctionalitées basiques.</text:p>
      <text:p text:style-name="P3"/>
      <text:p text:style-name="P3">Il aurait été intéréssant de développer, au lieu d'un bête timer, un système de delta timing, mais je réserve ça pour le projet.</text:p>
      <text:p text:style-name="P3"/>
      <text:p text:style-name="P3">En effet, ayant basculés sur le moteur de jeu en groupe, nous accordons un peu moins d'attentions à ces TP. Nous vous en parlerons plus en détail en cours pour arriver à un compromis entre nous.</text:p>
      <text:p text:style-name="P3"/>
      <text:p text:style-name="P3">Pour ce qui est du TP3 !</text:p>
      <text:p text:style-name="P3"/>
      <text:p text:style-name="P3">J'ai choisi de créer deux classes : Une classe Particle et une autre Particleemiter.</text:p>
      <text:p text:style-name="P3"/>
      <text:p text:style-name="P3">Le particle emiter émét des particules selon un delta time simulé, et crée le nombre de particuels adéquates avec les forces adéquates. Ici, j'ai simulé un vent hard codé, mais tout ceci est très facilement paramétrable. Chaque particule à sa procédure d'update, et ses conditions de mort. Pour l'instant elles passent à travers la heightmap, mais faire un test en fonction de la coordonnée et de la case correspondante de la heightmap est trivial.</text:p>
      <text:p text:style-name="P3"/>
      <text:p text:style-name="P3">Le rendu final est aussi très simple : une variable saison, qui s'incrément avec un timer, et c'est le shader qui gère la couleur des éléments en fonction de la saison. Deux particle emitters : la pluie et la neige. Une lente, une rapide.</text:p>
      <text:p text:style-name="P3"/>
      <text:p text:style-name="P3">Une amélioration à cela serait d'avoir des méthodes stop() et resume() au particle emitter, mais j'ai jugé cela secondaire pour l'instant.</text:p>
      <text:p text:style-name="P3"/>
      <text:p text:style-name="P3">Pour les bonus, colorer le terrain selon un point me semble être une très mauvaise idée, mais reste une chose assez triviale à faire, suffisant de rajouter un vertex buffer contenant les paramètres RGB à chaque vertex, et adapter le shader pour en prendre compte. Il est aussi alors possible de donner une seconde texture et de faire une interpolation linéaire entre les deux textures dans le fragment shader.</text:p>
      <text:p text:style-name="P3"/>
      <text:p text:style-name="P3">Nous comptons implémenter les lumières en réécrivant un shader blinn-phong, et adresserons aussi la question de l'ombrage via un shadow mapping simpliste. Les matériaux ne sont alors qu'une suite de paramètres qui feront varier les formules utilisées dans le shader de blinn-phong.</text:p>
      <text:p text:style-name="P3"/>
      <text:p text:style-name="P3"/>
      <text:p text:style-name="P4">Ps : Etant principalement concentrés sur comment implémenter toutes ces choses sur le moteur, nous profitons des TP pour faire seulement des tests simples. Nous aimerions discuter avec vous afin de modifier la forme des TP/TD, afin de pouvoir mêler le moteur au TP, afin de gagner à la fois en temps, en clarté et en performances. </text:p>
      <text:p text:style-name="P4"/>
      <text:p text:style-name="P4"><text:span text:style-name="T2">Encore désolé pour le compte rendu tardif du TP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21:51:49.467000000</meta:creation-date>
    <dc:date>2017-11-08T22:12:41.345000000</dc:date>
    <meta:editing-duration>PT31S</meta:editing-duration>
    <meta:editing-cycles>1</meta:editing-cycles>
    <meta:document-statistic meta:table-count="0" meta:image-count="0" meta:object-count="0" meta:page-count="1" meta:paragraph-count="15" meta:word-count="459" meta:character-count="2649" meta:non-whitespace-character-count="2203"/>
    <meta:generator>LibreOffice/4.4.3.2$Windows_x86 LibreOffice_project/88805f81e9fe61362df02b9941de8e38a9b5fd16</meta:generator>
  </office:meta>
</office:document-meta>
</file>